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xt.Text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ToObjectConverterTests.nonStaticToTargetTypeSimpleNameMethodWithDifferentRetur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ObjectToObjectConverterTests.nonStaticToTargetTypeSimpleNameMethodWithMatchingRetur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ource.Sourc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.to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.Data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.valueOf( String str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ToObjectConverterTests.staticValueOfFactoryMethodWithDifferentRetur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xt.to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